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9.54pt"/>
    </style:style>
    <style:style style:name="co4" style:family="table-column">
      <style:table-column-properties fo:break-before="auto" style:column-width="138.84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9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</table:table-row>
        <table:table-row table:style-name="ro1">
          <table:table-cell table:style-name="ce2" office:value-type="string" calcext:value-type="string">
            <text:p>Androsphinx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Alli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nimated object, coloss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Animated object, gargantu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Animated object, hug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Animated object, lar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nimated object, mediu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nimated object, 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d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nimated object, tin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1d4+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3+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rowhawk, juveni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rowhawk, juven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rowhawk, ad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rowhawk, ad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rowhawk, el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rowhawk, e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boo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o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l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, 1 marilith, 1d3+1 hezrou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rghest, gr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ghest, gre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rgh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gh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bilit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ck pudd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da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d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3+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stricto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4+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i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i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i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i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ri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i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ri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ri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iosphin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ocodi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cod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der black puddi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, 1d3+1 med mon spid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iant constrictor sna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ant crocodi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ant crocod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irall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irall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ay oo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ynosphin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ynosphin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ydra, 5 h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ydra, 6 hea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ydra, 7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ydra, 8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ydra, 9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ydra, 10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ydra, 11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ydra, 12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zardfo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chre jel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eudodrag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yr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r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yr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yr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yr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yr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yr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yr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kshas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orm gian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6+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, 1d2 monitor lizar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, 1d3 boar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olver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ld Desert" table:style-name="ta1"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li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H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imated object, coloss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gargantu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hug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lar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mediu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d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imated object, tin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1d4+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und arc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tern arc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mpet arch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3+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juveni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juven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ad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ad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el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hawk, e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o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, 1 marilith, 1d3+1 hezrous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z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ghest, gr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ghest, gre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gh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gh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bilit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da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d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 table:number-rows-repeated="11">
          <table:table-cell table:number-columns-repeated="1022"/>
        </table:table-row>
        <table:table-row table:style-name="ro1" table:number-rows-repeated="2">
          <table:table-cell table:style-name="ce3"/>
          <table:table-cell table:number-columns-repeated="1021"/>
        </table:table-row>
        <table:table-row table:style-name="ro1">
          <table:table-cell table:style-name="ce3"/>
          <table:table-cell table:number-columns-repeated="1021"/>
        </table:table-row>
      </table:table>
      <table:table table:name="Temperate Dese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</table:table>
      <table:table table:name="Warm Dese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boo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</table:table>
      <table:table table:name="Cold Forest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</table:table>
      <table:table table:name="Temperate For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, 1d3+1 med mon spider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, 1d3 boar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</table:table>
      <table:table table:name="Warm For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4+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, 1d3+1 med mon spider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ill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ill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kshas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icto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constrictor sna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osphin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, 1d3 boar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</table:table>
      <table:table table:name="Cold Hills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olver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</table:table-row>
      </table:table>
      <table:table table:name="Temperate Hi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olver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</table:table>
      <table:table table:name="Warm Hi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6+3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</table:table>
      <table:table table:name="Cold Mountains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, 1d2 monitor lizar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  <table:table-cell/>
        </table:table-row>
      </table:table>
      <table:table table:name="Temperate Mounta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, 1d2 monitor lizar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3+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torm gian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Warm Mounta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one 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rim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, 1d2 monitor lizar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d3+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torm gian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rall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irall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Cold Plains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</table:table>
      <table:table table:name="Temperate Pla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ink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Warm Pla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eet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hinoce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6+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Cold Swamp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lack pudd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der black puddi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ray oo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5 h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6 hea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7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8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9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0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1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2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chre jel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</table:table>
      <table:table table:name="Temperate Sw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lack pudd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der black puddi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ray oo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5 h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6 hea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7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8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9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0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1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2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chre jel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zardfo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Warm Sw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mmas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onito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Black pudd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der black puddi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ray oo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5 hea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6 hea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7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8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9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0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1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a, 12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5 hea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6 hea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7 hea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8 head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9 hea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0 hea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1 hea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ohydra, 12 head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chre jel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rocodi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ocod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iant crocodi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iant crocod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cker 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izardfo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akshas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named-expressions/>
      <table:database-ranges>
        <table:database-range table:name="__Anonymous_Sheet_DB__0" table:target-range-address="All.A1:All.D429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22:27:16.4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5:14.394000000</meta:creation-date>
    <dc:date>2015-12-14T00:21:10.388000000</dc:date>
    <meta:editing-duration>PT3H26M43S</meta:editing-duration>
    <meta:editing-cycles>30</meta:editing-cycles>
    <meta:generator>LibreOffice/5.0.3.2$Windows_x86 LibreOffice_project/e5f16313668ac592c1bfb310f4390624e3dbfb75</meta:generator>
    <meta:document-statistic meta:table-count="19" meta:cell-count="16197" meta:object-count="0"/>
  </office:meta>
</office:document-meta>
</file>